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margin-left="0.4916in">
        <style:tab-stops/>
      </style:paragraph-properties>
    </style:style>
    <style:style style:name="P4" style:parent-style-name="Standaard" style:family="paragraph">
      <style:paragraph-properties fo:margin-left="0.4916in">
        <style:tab-stops/>
      </style:paragraph-properties>
    </style:style>
    <style:style style:name="P5" style:parent-style-name="Standaard" style:family="paragraph">
      <style:text-properties fo:font-weight="bold" style:font-weight-asian="bold" style:font-weight-complex="bold"/>
    </style:style>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Standaard" style:family="paragraph">
      <style:text-properties fo:font-weight="bold" style:font-weight-asian="bold" style:font-weight-complex="bold"/>
    </style:style>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P14"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5" style:parent-style-name="Standaard" style:family="paragraph">
      <style:paragraph-properties fo:margin-left="0.4916in">
        <style:tab-stops/>
      </style:paragraph-properties>
      <style:text-properties style:text-underline-type="single" style:text-underline-style="solid" style:text-underline-width="auto" style:text-underline-mode="continuous"/>
    </style:style>
    <style:style style:name="P16" style:parent-style-name="Standaard" style:family="paragraph">
      <style:paragraph-properties fo:margin-left="0.4916in">
        <style:tab-stops/>
      </style:paragraph-properties>
    </style:style>
    <style:style style:name="P17" style:parent-style-name="Lijstalinea" style:list-style-name="LFO2" style:family="paragraph"/>
    <style:style style:name="P18" style:parent-style-name="Lijstalinea" style:list-style-name="LFO2" style:family="paragraph"/>
    <style:style style:name="P19" style:parent-style-name="Lijstalinea" style:list-style-name="LFO2" style:family="paragraph"/>
    <style:style style:name="P20" style:parent-style-name="Lijstalinea" style:list-style-name="LFO2" style:family="paragraph"/>
    <style:style style:name="P21" style:parent-style-name="Lijstalinea" style:list-style-name="LFO2" style:family="paragraph"/>
    <style:style style:name="P22" style:parent-style-name="Standaard" style:family="paragraph">
      <style:text-properties fo:font-weight="bold" style:font-weight-asian="bold" style:font-weight-complex="bold"/>
    </style:style>
    <style:style style:name="P23" style:parent-style-name="Lijstalinea" style:list-style-name="LFO3" style:family="paragraph"/>
    <style:style style:name="P24" style:parent-style-name="Lijstalinea" style:list-style-name="LFO3" style:family="paragraph"/>
    <style:style style:name="P25" style:parent-style-name="Lijstalinea" style:list-style-name="LFO3" style:family="paragraph"/>
    <style:style style:name="P26" style:parent-style-name="Lijstalinea" style:list-style-name="LFO3" style:family="paragraph"/>
    <style:style style:name="P27" style:parent-style-name="Lijstalinea" style:list-style-name="LFO3" style:family="paragraph"/>
    <style:style style:name="P28" style:parent-style-name="Lijstalinea" style:list-style-name="LFO3" style:family="paragraph"/>
    <style:style style:name="P29" style:parent-style-name="Lijstalinea" style:list-style-name="LFO4" style:family="paragraph"/>
    <style:style style:name="P30" style:parent-style-name="Lijstalinea" style:family="paragraph">
      <style:paragraph-properties fo:margin-left="0.75in">
        <style:tab-stops/>
      </style:paragraph-properties>
    </style:style>
    <style:style style:name="P31" style:parent-style-name="Lijstalinea" style:family="paragraph">
      <style:paragraph-properties fo:margin-left="0.75in">
        <style:tab-stops/>
      </style:paragraph-properties>
    </style:style>
    <style:style style:name="P32" style:parent-style-name="Lijstalinea" style:family="paragraph">
      <style:paragraph-properties fo:margin-left="0.75in">
        <style:tab-stops/>
      </style:paragraph-properties>
    </style:style>
    <style:style style:name="P33" style:parent-style-name="Lijstalinea" style:family="paragraph">
      <style:paragraph-properties fo:margin-left="0.75in">
        <style:tab-stops/>
      </style:paragraph-properties>
    </style:style>
    <style:style style:name="P34" style:parent-style-name="Lijstalinea" style:list-style-name="LFO4" style:family="paragraph"/>
    <style:style style:name="P35" style:parent-style-name="Lijstalinea" style:family="paragraph">
      <style:paragraph-properties fo:margin-left="0.75in">
        <style:tab-stops/>
      </style:paragraph-properties>
    </style:style>
    <style:style style:name="P36" style:parent-style-name="Lijstalinea" style:family="paragraph">
      <style:paragraph-properties fo:margin-left="0.75in">
        <style:tab-stops/>
      </style:paragraph-properties>
    </style:style>
    <style:style style:name="P37" style:parent-style-name="Lijstalinea" style:list-style-name="LFO4" style:family="paragraph"/>
    <style:style style:name="T38" style:parent-style-name="Standaardalinea-lettertype" style:family="text">
      <style:text-properties fo:font-style="italic" style:font-style-asian="italic" style:font-style-complex="italic"/>
    </style:style>
    <style:style style:name="T39" style:parent-style-name="Standaardalinea-lettertype" style:family="text">
      <style:text-properties fo:font-style="italic" style:font-style-asian="italic" style:font-style-complex="italic"/>
    </style:style>
    <style:style style:name="P40" style:parent-style-name="Lijstalinea" style:list-style-name="LFO4" style:family="paragraph"/>
    <style:style style:name="P41" style:parent-style-name="Standaard" style:family="paragraph">
      <style:paragraph-properties fo:margin-left="0.5in">
        <style:tab-stops/>
      </style:paragraph-properties>
    </style:style>
    <style:style style:name="P42" style:parent-style-name="Lijstalinea" style:list-style-name="LFO3" style:family="paragraph"/>
    <style:style style:name="P43" style:parent-style-name="Lijstalinea" style:list-style-name="LFO3" style:family="paragraph"/>
    <style:style style:name="P44" style:parent-style-name="Standaard" style:family="paragraph">
      <style:text-properties fo:font-weight="bold" style:font-weight-asian="bold" style:font-weight-complex="bold"/>
    </style:style>
    <style:style style:name="P45" style:parent-style-name="Standaard" style:family="paragraph">
      <style:text-properties fo:font-weight="bold" style:font-weight-asian="bold" style:font-weight-complex="bold"/>
    </style:style>
    <style:style style:name="P46" style:parent-style-name="Lijstalinea" style:list-style-name="LFO1" style:family="paragraph"/>
    <style:style style:name="P47" style:parent-style-name="Lijstalinea" style:list-style-name="LFO1" style:family="paragraph"/>
    <style:style style:name="P48" style:parent-style-name="Lijstalinea" style:list-style-name="LFO1" style:family="paragraph"/>
    <style:style style:name="P49" style:parent-style-name="Lijstalinea" style:list-style-name="LFO1" style:family="paragraph"/>
    <style:style style:name="P50" style:parent-style-name="Lijstalinea" style:list-style-name="LFO1" style:family="paragraph"/>
    <style:style style:name="P51" style:parent-style-name="Lijstalinea" style:list-style-name="LFO1" style:family="paragraph"/>
    <style:style style:name="P52" style:parent-style-name="Standaard" style:family="paragraph">
      <style:text-properties fo:font-weight="bold" style:font-weight-asian="bold" style:font-weight-complex="bold"/>
    </style:style>
    <style:style style:name="T53" style:parent-style-name="Standaardalinea-lettertype" style:family="text">
      <style:text-properties style:text-underline-type="single" style:text-underline-style="solid" style:text-underline-width="auto" style:text-underline-mode="continuous"/>
    </style:style>
    <style:style style:name="T54" style:parent-style-name="Standaardalinea-lettertype" style:family="text">
      <style:text-properties style:text-underline-type="single" style:text-underline-style="solid" style:text-underline-width="auto" style:text-underline-mode="continuous"/>
    </style:style>
    <style:style style:name="P55" style:parent-style-name="Lijstalinea" style:list-style-name="LFO1" style:family="paragraph"/>
    <style:style style:name="P56" style:parent-style-name="Lijstalinea" style:list-style-name="LFO1" style:family="paragraph"/>
    <style:style style:name="TableColumn58" style:family="table-column">
      <style:table-column-properties style:column-width="1.7687in"/>
    </style:style>
    <style:style style:name="TableColumn59" style:family="table-column">
      <style:table-column-properties style:column-width="2.4263in"/>
    </style:style>
    <style:style style:name="TableColumn60" style:family="table-column">
      <style:table-column-properties style:column-width="2.0979in"/>
    </style:style>
    <style:style style:name="Table57" style:family="table">
      <style:table-properties style:width="6.293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ard"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ard"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fo:margin-bottom="0in" fo:line-height="100%"/>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Standaard"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ard"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ard" style:family="paragraph">
      <style:paragraph-properties fo:margin-bottom="0in" fo:line-height="100%"/>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ard"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ard" style:family="paragraph">
      <style:paragraph-properties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Standaard"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Standaard"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ard"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ard" style:family="paragraph">
      <style:paragraph-properties fo:margin-bottom="0in" fo:line-height="100%"/>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Cell134" style:family="table-cell">
      <style:table-cell-properties fo:border="0.0069in solid #000000" style:writing-mode="lr-tb" fo:padding-top="0in" fo:padding-left="0.075in" fo:padding-bottom="0in" fo:padding-right="0.075in"/>
    </style:style>
    <style:style style:name="P135" style:parent-style-name="Standaard" style:family="paragraph">
      <style:paragraph-properties fo:margin-bottom="0in" fo:line-height="100%"/>
    </style:style>
    <style:style style:name="TableCell136" style:family="table-cell">
      <style:table-cell-properties fo:border="0.0069in solid #000000" style:writing-mode="lr-tb" fo:padding-top="0in" fo:padding-left="0.075in" fo:padding-bottom="0in" fo:padding-right="0.075in"/>
    </style:style>
    <style:style style:name="P137" style:parent-style-name="Standaard" style:family="paragraph">
      <style:paragraph-properties fo:margin-bottom="0in" fo:line-height="100%"/>
    </style:style>
    <style:style style:name="P138" style:parent-style-name="Lijstalinea" style:list-style-name="LFO1" style:family="paragraph"/>
    <style:style style:name="P139" style:parent-style-name="Lijstalinea" style:list-style-name="LFO1" style:family="paragraph">
      <style:paragraph-properties fo:margin-left="0.25in">
        <style:tab-stops/>
      </style:paragraph-properties>
    </style:style>
    <style:style style:name="P140" style:parent-style-name="Lijstalinea" style:list-style-name="LFO1" style:family="paragraph"/>
    <style:style style:name="P141" style:parent-style-name="Lijstalinea" style:list-style-name="LFO1" style:family="paragraph"/>
  </office:automatic-styles>
  <office:body>
    <office:text text:use-soft-page-breaks="true">
      <text:p text:style-name="P1"/>
      <text:p text:style-name="P2">Algemeen<text:tab/><text:tab/><text:tab/><text:tab/>26-9-2022</text:p>
      <text:p text:style-name="Standaard">Simpylc biedt de mogelijkheid om besturingssystemen te bouwen. Jacques heeft een omgeving gebouwd voor de automatisering van een auto. Hij heeft ook al een geautomatiseerde sturing op basis van een virtuele<text:s/>sonar en een virtuele lidar met vaste regels. Deze aansturing met vaste regels zou je ook kunnen vervangen door een neuraal netwerk.</text:p>
      <text:p text:style-name="Standaard">Het programma functioneert met 2 python instances:</text:p>
      <text:p text:style-name="P3">Instance 1: hiermee wordt de wereld gebouwd en data van de gegevens worden hierin opgebouwd.</text:p>
      <text:p text:style-name="P4">Instance 2: aansturing van de auto gebeurd hier. Invoer vanuit instance 1 wordt hier vertaald naar stuurhoek en snelheid van de auto. <text:s/></text:p>
      <text:p text:style-name="Standaard"/>
      <text:p text:style-name="P5">Hardcoded-client.<text:tab/><text:tab/><text:tab/><text:tab/>26-9-2022</text:p>
      <text:p text:style-name="Standaard">De aansturing van de auto gebeurt met code die in de<text:s/></text:p>
      <text:p text:style-name="P6"/>
      <text:p text:style-name="P7"/>
      <text:p text:style-name="P8">Tensorflow<text:tab/><text:tab/><text:tab/><text:tab/><text:tab/><text:tab/>23-9-2022</text:p>
      <text:p text:style-name="Standaard">Inzet van tensorflow voor neuraal netwerk.</text:p>
      <text:p text:style-name="Standaard">Ik heb tutorials gevolgd.<text:s/></text:p>
      <text:list text:style-name="LFO1" text:continue-numbering="true">
        <text:list-item>
          <text:p text:style-name="P9">Sequential model</text:p>
        </text:list-item>
        <text:list-item>
          <text:p text:style-name="P10">Training of a model</text:p>
        </text:list-item>
        <text:list-item>
          <text:p text:style-name="P11">Classification (voorbeeld classificatie met een model.<text:s/></text:p>
        </text:list-item>
      </text:list>
      <text:p text:style-name="Standaard">Sequential model. Simpel neuraal netwerk. Waarbij je laagsewijs een model<text:s/>opstelt.</text:p>
      <text:p text:style-name="Standaard">Met Keras wordt het netwerk gemaakt.</text:p>
      <text:p text:style-name="Standaard"/>
      <text:p text:style-name="Standaard">Trainen van het model werkt met de methode<text:s/><text:span text:style-name="T12">.fit</text:span></text:p>
      <text:p text:style-name="Standaard">Hier geef je de trainingssets met bijbehorende labels bij<text:s/></text:p>
      <text:p text:style-name="Standaard">Met de .<text:span text:style-name="T13">prediction</text:span><text:s text:c="2"/>functie kun je een voorspelling maken.</text:p>
      <text:p text:style-name="Standaard"/>
      <text:p text:style-name="Standaard">Algoritme configuratie valt in 3 categorien:<text:s/></text:p>
      <text:p text:style-name="P14">optimizer</text:p>
      <text:p text:style-name="P15">losses</text:p>
      <text:p text:style-name="P16">metrics: volgens mij minder belangrijk.<text:tab/></text:p>
      <text:p text:style-name="Standaard">Ideale pad.<text:s/></text:p>
      <text:soft-page-break/>
      <text:list text:style-name="LFO2" text:continue-numbering="true">
        <text:list-item>
          <text:p text:style-name="P17">Je maakt trainingssets door met de pijltoetsen de auto door het model te rijden. De gegevens sla je op in een file. De meest optimale rit gebruik je.<text:s/></text:p>
        </text:list-item>
        <text:list-item>
          <text:p text:style-name="P18">Je splitst de set in een trainingsset en een validatieset.<text:s/></text:p>
        </text:list-item>
        <text:list-item>
          <text:p text:style-name="P19">Met trainingsritten (sonarafstand/lidarafstand en stuurrichting) voer je een neuraal netwerk model.<text:s/></text:p>
        </text:list-item>
        <text:list-item>
          <text:p text:style-name="P20">De fit ga je valideren met de validatieset.<text:s/></text:p>
        </text:list-item>
        <text:list-item>
          <text:p text:style-name="P21">Dit vertaal je naar een algoritme voor sturing van de auto. Met de prediction method maak je een voorspelling op basis van input waarden van de sonar (softmax)</text:p>
        </text:list-item>
      </text:list>
      <text:p text:style-name="Standaard">Mogelijk is er niet genoeg tijd om test data sets te maken. Als minder optimale oplossing kun je testrondjes maken.<text:s/></text:p>
      <text:p text:style-name="Standaard">Voorbeeld testset die overeenkomt met de situatie van de auto is de Iris dataset.<text:s/></text:p>
      <text:p text:style-name="Standaard"/>
      <text:p text:style-name="P22">Aansturing van de auto<text:tab/><text:tab/><text:tab/><text:tab/>27-9-2022</text:p>
      <text:list text:style-name="LFO3" text:continue-numbering="true">
        <text:list-item>
          <text:p text:style-name="P23">Testdata verzamelen. Ik heb datafile aangemaakt met hardcoded_client_sonar.py. <text:s/>Er wordt 3 minuten data ingezameld en weggeschreven naar sonar.samples_v1.<text:s/></text:p>
        </text:list-item>
      </text:list>
      <text:p text:style-name="Standaard"/>
      <text:list text:style-name="LFO3" text:continue-numbering="true">
        <text:list-item>
          <text:p text:style-name="P24">Bouw neuraal netwerk tensorflow. Het neurale netwerk kan met verschillende instellingen zijn getest. De bouw van het model heb ik in test_tensorflow.py gezet.</text:p>
        </text:list-item>
      </text:list>
      <text:p text:style-name="Lijstalinea">Keuzes voor de opbouw van het model zijn onder te verdelen in:</text:p>
      <text:list text:style-name="LFO3" text:continue-numbering="true">
        <text:list-item>
          <text:list>
            <text:list-item>
              <text:p text:style-name="P25">Opbouw neuraal net, nodes en layers.<text:s/></text:p>
            </text:list-item>
            <text:list-item>
              <text:p text:style-name="P26">Fitting: Optimizer.<text:s/></text:p>
            </text:list-item>
            <text:list-item>
              <text:p text:style-name="P27">Fitting: Loss function,<text:s/></text:p>
            </text:list-item>
            <text:list-item>
              <text:p text:style-name="P28">Epochs:</text:p>
            </text:list-item>
          </text:list>
        </text:list-item>
      </text:list>
      <text:p text:style-name="Lijstalinea"/>
      <text:list text:style-name="LFO4" text:continue-numbering="true">
        <text:list-item>
          <text:p text:style-name="P29">Opbouw neuraal netwerk. Van het netwerk ligt de invoerlaag en de uitvoerlaag vast.<text:s/></text:p>
        </text:list-item>
      </text:list>
      <text:p text:style-name="P30">De invoerlaag bestaat uit 3 nodes, één voor iedere sonarmeting.<text:s/></text:p>
      <text:p text:style-name="P31">De uitvoerlaag is 1 node, namelijk voor de stuurhoek.</text:p>
      <text:p text:style-name="P32">Daartussen zitten hidden layers. Ik heb met verschillende aantallen hidden layers gewerkt. Ik weet kan moeilijk achterhalen wat beter werkt. Een belangrijke oorzaak hiervan is dat verschillende trainingssessie met de zelfde invoer en zelfde configuratie van het model heel verschillende resultaten kan krijgen.<text:s/></text:p>
      <text:p text:style-name="P33"/>
      <text:list text:style-name="LFO4" text:continue-numbering="true">
        <text:list-item>
          <text:p text:style-name="P34">Optimizer: Ik heb verschillende optimizers getest, adam, sgd (gradient descent), rmsprop. Ik kreeg wel verschillende resultaten, maar ik kon niet bepalen welke er beter was. Frank vertelde dat <text:s/>Adam meestal het beste is, want het houdt rekening met de veranderingen uit vorige iteraties.</text:p>
        </text:list-item>
      </text:list>
      <text:p text:style-name="P35">Een parameter waar je aan kan “sleutelen” zou de learning rate kunnen zijn</text:p>
      <text:p text:style-name="P36"/>
      <text:list text:style-name="LFO4" text:continue-numbering="true">
        <text:list-item>
          <text:p text:style-name="P37">Loss function: Er is een ruime keuze aan loss functies, maar ze zijn niet allemaal geschikt. Het is niet altijd duidelijk wat de loss-functie representeert. Afhankelijk van het type output data kies je de loss-functies. De output data is stuurhoek, een reeël getal. Loss-functies zoals “categorical cross entropy” gaat uit van catergorieën. Dit is dus minder/niet geschikt voor deze situatie. Een aantal ken ik niet, zoals<text:s/><text:span text:style-name="T38">Hinge</text:span>, maar uit testen kan ik geen stuurhoeken krijgen. De loss-functie die ik wel kan gebruiken is<text:s/><text:span text:style-name="T39">Mean Squared Error.</text:span><text:s/>Dit lijkt ook logische omdat de mean squared error gebaseerd is op reeële getallen.<text:s/></text:p>
        </text:list-item>
      </text:list>
      <text:p text:style-name="Standaard"/>
      <text:list text:style-name="LFO4" text:continue-numbering="true">
        <text:list-item>
          <text:p text:style-name="P40"><text:s/>Epochs: meer epochs levert over het algemeen betere resultaten op. Oppassen op overfitting! Dat kun je checken met de functie evaluate op een controleset.<text:s/></text:p>
        </text:list-item>
      </text:list>
      <text:p text:style-name="P41"/>
      <text:list text:style-name="LFO3" text:continue-numbering="true">
        <text:list-item>
          <text:p text:style-name="P42">Verificatie van de data</text:p>
        </text:list-item>
      </text:list>
      <text:p text:style-name="Lijstalinea"/>
      <text:p text:style-name="Lijstalinea"/>
      <text:p text:style-name="Lijstalinea"/>
      <text:list text:style-name="LFO3" text:continue-numbering="true">
        <text:list-item>
          <text:p text:style-name="P43">Implementatie AI in hardcoded aansturing.<text:s/></text:p>
        </text:list-item>
      </text:list>
      <text:p text:style-name="Lijstalinea">Als basis heb ik de hardcoded_client.py gebruikt en deze heb ik omgezet naar ai_client_sonar_v01.py</text:p>
      <text:p text:style-name="Lijstalinea">Het getrainde model kun je opslaan en later laden. Dit model heeft een method predict, die kun je voeden met sonardata uit een lopende sessie. Het ingeladen model roep je aan onder de functie sweep.<text:s/></text:p>
      <text:p text:style-name="Standaard"/>
      <text:p text:style-name="P44">Tensorflow model lidar.<text:tab/><text:tab/><text:tab/>28-9-2022</text:p>
      <text:p text:style-name="Standaard">Uitgangspunt is dat het model in essentie op de zelfde manier wordt gebouwd voor de lidar als voor de sonar. Op zich maakt het niet uit, je gaat uit van 16 nodes. In de sweep functie moet je<text:s/>ook nog wat aanpassen, maar de aanpassing valt mee.<text:s/></text:p>
      <text:p text:style-name="Standaard">Metrics =&gt; schakel over naar mae in plaats van accuracy, accuracy geeft een beeld van de uit van exacte voorspellingen. Dat kun je voor een onderverdeling in klassen gebruiken, maar niet voor een <text:s/>reeël<text:s/>getal zoals voor de stuurhoek gebruikt wordt.</text:p>
      <text:p text:style-name="Standaard">Het is nog niet zo makkelijk om een goede fit te maken. <text:s/>Ik heb verschillende layer configuraties gebruikt. De auto heeft heel veel moeite met één bepaalde<text:s/></text:p>
      <text:p text:style-name="Standaard">Validatie met testset levert een grove overfitting op, de loss is veel groter dan uit de fit komt.</text:p>
      <text:p text:style-name="Standaard"/>
      <text:p text:style-name="Standaard"/>
      <text:p text:style-name="Standaard"/>
      <text:p text:style-name="P45">Experimenteren met tensorflow<text:tab/><text:tab/><text:tab/><text:tab/><text:tab/>29-9-2022</text:p>
      <text:p text:style-name="Standaard">In de voorafgaande fase heb ik naar een resultaat toegewerkt. De resultaten zijn in verschillende files terecht gekomen:</text:p>
      <text:list text:style-name="LFO1" text:continue-numbering="true">
        <text:list-item>
          <text:p text:style-name="P46">Modelopbouw in test_tensorflow.py ( model<text:s/>sonardata) en lidar_tensorflow.py</text:p>
        </text:list-item>
        <text:list-item>
          <text:p text:style-name="P47">Code voor aansturing auto met tensorflow-model.<text:s/></text:p>
        </text:list-item>
      </text:list>
      <text:p text:style-name="Standaard">Ik heb nu zowel voor de sonardat als de lidar een werkend model gemaakt. Ik heb verschillende sessies met identieke instellingen gedaan en ik kan dan heel verschillende resultaten krijgen. Dit wordt veroorzaakt doordat een trainingsessie begint met random gewichtsfactoren en dus<text:s/></text:p>
      <text:p text:style-name="Standaard">Openstaande punten:<text:s/></text:p>
      <text:list text:style-name="LFO1" text:continue-numbering="true">
        <text:list-item>
          <text:p text:style-name="P48">Generiek maken van de aansturing van de auto zodat de code in productie kan.<text:s/></text:p>
        </text:list-item>
        <text:list-item>
          <text:p text:style-name="P49">Vasstellen van gewichtsfactoren voor<text:s/></text:p>
        </text:list-item>
        <text:list-item>
          <text:p text:style-name="P50">Omzetten naar scikit learn<text:s/></text:p>
        </text:list-item>
        <text:list-item>
          <text:p text:style-name="P51">Optimalisatie configuratie</text:p>
        </text:list-item>
      </text:list>
      <text:p text:style-name="Standaard"/>
      <text:p text:style-name="Standaard">Ik heb gewerkt met verschillende configuraties gewerkt, maar ik heb niet systematisch onderzocht hoe instellingen geoptimaliseerd kunnen worden.<text:s/></text:p>
      <text:p text:style-name="Standaard"/>
      <text:p text:style-name="Standaard">Configuratietesten met model voor lidar data</text:p>
      <text:p text:style-name="Standaard">10 sessies met de zelfde configuratie.<text:s/></text:p>
      <text:p text:style-name="Standaard"><text:tab/>Iedere sessie heeft een andere uitkomst, en het verschil kan groot zijn,.</text:p>
      <text:p text:style-name="Standaard"/>
      <text:p text:style-name="Standaard">Learning rate levert duidelijk resultaat op:<text:s/></text:p>
      <text:p text:style-name="Standaard"><text:tab/>Lager dan 0.01 levert geen verbetering op (gegeven het model <text:s/></text:p>
      <text:p text:style-name="Standaard"/>
      <text:p text:style-name="P52">Scikit learn</text:p>
      <text:p text:style-name="Standaard">Ik heb een aparte virtual<text:s/>environment aangemaakt, om interferentie met tensorflow te vermijden.<text:s/></text:p>
      <text:p text:style-name="Standaard">Installatie verliep probleemloos.</text:p>
      <text:p text:style-name="Standaard"/>
      <text:p text:style-name="Standaard"/>
      <text:p text:style-name="Standaard"><text:span text:style-name="T53">Conclus</text:span><text:span text:style-name="T54">ie.</text:span></text:p>
      <text:p text:style-name="Standaard">Zowel met scikit als met tensorflow heb ik een getraind model kunnen maken, zowel voor de sonar situatie als voor de lidar situatie.<text:s/></text:p>
      <text:list text:style-name="LFO1" text:continue-numbering="true">
        <text:list-item>
          <text:p text:style-name="P55">Zowel scikit als tensorflow blijven binnen het parkoers voor de sonar track</text:p>
        </text:list-item>
        <text:list-item>
          <text:p text:style-name="P56">Zowel scikit als tensorflow missen bochten voor de lidar track.<text:s/></text:p>
        </text:list-item>
      </text:list>
      <text:p text:style-name="Standaard">De opzet van de tensorflow en scikit modellen zijn licht afwijkend, maar het gevolgde parkoers lijkt redelijk goed overeen te komen voor beiden.<text:s/></text:p>
      <text:p text:style-name="Standaard">Overige vergelijkingen scikit learn – Tensorflow</text:p>
      <text:p text:style-name="Standaard"/>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
          </table:table-cell>
          <table:table-cell table:style-name="TableCell64">
            <text:p text:style-name="P65">Tensorflow</text:p>
          </table:table-cell>
          <table:table-cell table:style-name="TableCell66">
            <text:p text:style-name="P67">Scikit learn</text:p>
          </table:table-cell>
        </table:table-row>
        <table:table-row table:style-name="TableRow68">
          <table:table-cell table:style-name="TableCell69">
            <text:p text:style-name="P70">Opzet model<text:s/></text:p>
          </table:table-cell>
          <table:table-cell table:style-name="TableCell71">
            <text:p text:style-name="P72">Trager dan scikit</text:p>
          </table:table-cell>
          <table:table-cell table:style-name="TableCell73">
            <text:p text:style-name="P74">Relatief snel</text:p>
          </table:table-cell>
        </table:table-row>
        <table:table-row table:style-name="TableRow75">
          <table:table-cell table:style-name="TableCell76">
            <text:p text:style-name="P77"/>
          </table:table-cell>
          <table:table-cell table:style-name="TableCell78">
            <text:p text:style-name="P79"/>
          </table:table-cell>
          <table:table-cell table:style-name="TableCell80">
            <text:p text:style-name="P81"/>
          </table:table-cell>
        </table:table-row>
        <table:table-row table:style-name="TableRow82">
          <table:table-cell table:style-name="TableCell83">
            <text:p text:style-name="P84">Configuratie<text:s/></text:p>
          </table:table-cell>
          <table:table-cell table:style-name="TableCell85">
            <text:p text:style-name="P86">Via aparte objecten voor optimizer, metrics en loss functie.</text:p>
          </table:table-cell>
          <table:table-cell table:style-name="TableCell87">
            <text:p text:style-name="P88">Expliciet opgeven in script</text:p>
          </table:table-cell>
        </table:table-row>
        <table:table-row table:style-name="TableRow89">
          <table:table-cell table:style-name="TableCell90">
            <text:p text:style-name="P91">rekentijd</text:p>
          </table:table-cell>
          <table:table-cell table:style-name="TableCell92">
            <text:p text:style-name="P93">Minuut</text:p>
          </table:table-cell>
          <table:table-cell table:style-name="TableCell94">
            <text:p text:style-name="P95">Paar seconden</text:p>
          </table:table-cell>
        </table:table-row>
        <table:table-row table:style-name="TableRow96">
          <table:table-cell table:style-name="TableCell97">
            <text:p text:style-name="P98">Hidden layers</text:p>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Gedrag auto</text:p>
          </table:table-cell>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row>
      </table:table>
      <text:p text:style-name="Standaard"/>
      <text:p text:style-name="Standaard"/>
      <text:p text:style-name="Standaard">Testen model</text:p>
      <text:p text:style-name="Standaard">Zelf een parkoers bouwen en de sturing testen.<text:s/></text:p>
      <text:p text:style-name="Standaard"/>
      <text:p text:style-name="Standaard"/>
      <text:p text:style-name="Standaard"/>
      <text:p text:style-name="Standaard">Mogelijkheden voor verbetering van het model</text:p>
      <text:p text:style-name="Standaard">Trainingsset:</text:p>
      <text:p text:style-name="Standaard">Trainingsset<text:s/>verbeteren door:<text:s/></text:p>
      <text:list text:style-name="LFO1" text:continue-numbering="true">
        <text:list-item>
          <text:p text:style-name="P138">Parkoers zelf rijden. Met name voor de hardcoded<text:s/></text:p>
        </text:list-item>
        <text:list-item>
          <text:p text:style-name="P139"/>
        </text:list-item>
        <text:list-item>
          <text:p text:style-name="P140"/>
        </text:list-item>
        <text:list-item>
          <text:p text:style-name="P141">maken op basis van zelf gereden parkoers.</text:p>
        </text:list-item>
      </text:list>
      <text:p text:style-name="Standaard"/>
      <text:p text:style-name="Standaard"/>
      <text:p text:style-name="Standaard">Modeltraining:<text:s/><text:tab/>betere analyse op overfitt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09-23T13:47:00Z</meta:creation-date>
    <dc:date>2022-09-30T11:53:00Z</dc:date>
    <meta:template xlink:href="Normal.dotm" xlink:type="simple"/>
    <meta:editing-cycles>26</meta:editing-cycles>
    <meta:editing-duration>PT97500S</meta:editing-duration>
    <meta:document-statistic meta:page-count="5" meta:paragraph-count="15" meta:word-count="1192" meta:character-count="7733" meta:row-count="54" meta:non-whitespace-character-count="6556"/>
  </office:meta>
</office:document-meta>
</file>